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1000001187235D6B96F14806A.png" manifest:media-type="image/png"/>
  <manifest:file-entry manifest:full-path="Pictures/1000000100000151000001187A229F86A14E9E4D.png" manifest:media-type="image/png"/>
  <manifest:file-entry manifest:full-path="Pictures/100000010000015100000118B53482E4F328B5D7.png" manifest:media-type="image/png"/>
  <manifest:file-entry manifest:full-path="Pictures/100000010000015100000118B9C5C6D1D4FB615B.png" manifest:media-type="image/png"/>
  <manifest:file-entry manifest:full-path="Pictures/100000010000015100000118B4C9299B1CA41D22.png" manifest:media-type="image/png"/>
  <manifest:file-entry manifest:full-path="Pictures/100000010000015100000118043DE3F64406B01A.png" manifest:media-type="image/png"/>
  <manifest:file-entry manifest:full-path="Pictures/100000010000015100000118ED5471609280EADE.png" manifest:media-type="image/png"/>
  <manifest:file-entry manifest:full-path="Pictures/100000010000015100000118ABF9284D586C2696.png" manifest:media-type="image/png"/>
  <manifest:file-entry manifest:full-path="Pictures/1000000100000151000001182BB93C92A29E0CE7.png" manifest:media-type="image/png"/>
  <manifest:file-entry manifest:full-path="Pictures/100000010000015100000118EE64852ABA6C0D8D.png" manifest:media-type="image/png"/>
  <manifest:file-entry manifest:full-path="Pictures/10000001000001510000011850E9F60B5D959D4B.png" manifest:media-type="image/png"/>
  <manifest:file-entry manifest:full-path="Pictures/1000000100000151000001189659EBCD96FC9CCD.png" manifest:media-type="image/png"/>
  <manifest:file-entry manifest:full-path="Pictures/10000001000001510000011863E8C0AD7D117B7B.png" manifest:media-type="image/png"/>
  <manifest:file-entry manifest:full-path="Pictures/100000010000015100000118A93E9ED4C19C1F17.png" manifest:media-type="image/png"/>
  <manifest:file-entry manifest:full-path="Pictures/100000010000015100000118A57DFE97BFBF2BF8.png" manifest:media-type="image/png"/>
  <manifest:file-entry manifest:full-path="Pictures/1000000100000151000001188CB5B04E72E4AC59.png" manifest:media-type="image/png"/>
  <manifest:file-entry manifest:full-path="Pictures/1000000100000151000001181BF8968731125C74.png" manifest:media-type="image/png"/>
  <manifest:file-entry manifest:full-path="Pictures/100000010000015100000118F3F6910CC0E289EA.png" manifest:media-type="image/png"/>
  <manifest:file-entry manifest:full-path="Pictures/10000001000001510000011862D153C6072022CC.png" manifest:media-type="image/png"/>
  <manifest:file-entry manifest:full-path="Pictures/100000010000015100000118FED5DC8D0725DCDF.png" manifest:media-type="image/png"/>
  <manifest:file-entry manifest:full-path="Pictures/100000010000015100000118ECB38A664789D458.png" manifest:media-type="image/png"/>
  <manifest:file-entry manifest:full-path="Pictures/10000001000001510000011810539EF1500A7D81.png" manifest:media-type="image/png"/>
  <manifest:file-entry manifest:full-path="Pictures/100000010000015100000118727FC8C1BB4A1393.png" manifest:media-type="image/png"/>
  <manifest:file-entry manifest:full-path="Pictures/1000000100000151000001181AED9F20BA056F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1" draw:layer="layout" svg:width="5.259cm" svg:height="4.363cm" svg:x="0cm" svg:y="0cm">
            <draw:image xlink:href="Pictures/100000010000015100000118FED5DC8D0725DCDF.png" xlink:type="simple" xlink:show="embed" xlink:actuate="onLoad" draw:mime-type="image/png">
              <text:p/>
            </draw:image>
          </draw:frame>
          <draw:frame draw:style-name="gr1" draw:text-style-name="P1" draw:layer="layout" svg:width="5.261cm" svg:height="4.363cm" svg:x="5.259cm" svg:y="0cm">
            <draw:image xlink:href="Pictures/100000010000015100000118ED5471609280EADE.png" xlink:type="simple" xlink:show="embed" xlink:actuate="onLoad" draw:mime-type="image/png">
              <text:p/>
            </draw:image>
          </draw:frame>
          <draw:frame draw:style-name="gr1" draw:text-style-name="P1" draw:layer="layout" svg:width="5.288cm" svg:height="4.385cm" svg:x="10.52cm" svg:y="0cm">
            <draw:image xlink:href="Pictures/100000010000015100000118ABF9284D586C2696.png" xlink:type="simple" xlink:show="embed" xlink:actuate="onLoad" draw:mime-type="image/png">
              <text:p/>
            </draw:image>
          </draw:frame>
          <draw:frame draw:style-name="gr1" draw:text-style-name="P1" draw:layer="layout" svg:width="5.266cm" svg:height="4.367cm" svg:x="15.734cm" svg:y="0cm">
            <draw:image xlink:href="Pictures/100000010000015100000118A57DFE97BFBF2BF8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5.219cm" svg:height="4.426cm" svg:x="0.029cm" svg:y="5.196cm">
            <draw:image xlink:href="Pictures/1000000100000151000001188CB5B04E72E4AC59.png" xlink:type="simple" xlink:show="embed" xlink:actuate="onLoad" draw:mime-type="image/png">
              <text:p/>
            </draw:image>
          </draw:frame>
          <draw:frame draw:style-name="gr1" draw:text-style-name="P1" draw:layer="layout" svg:width="5.269cm" svg:height="4.443cm" svg:x="5.248cm" svg:y="5.196cm">
            <draw:image xlink:href="Pictures/1000000100000151000001181BF8968731125C74.png" xlink:type="simple" xlink:show="embed" xlink:actuate="onLoad" draw:mime-type="image/png">
              <text:p/>
            </draw:image>
          </draw:frame>
          <draw:frame draw:style-name="gr1" draw:text-style-name="P1" draw:layer="layout" svg:width="5.325cm" svg:height="4.416cm" svg:x="10.487cm" svg:y="5.208cm">
            <draw:image xlink:href="Pictures/1000000100000151000001182BB93C92A29E0CE7.png" xlink:type="simple" xlink:show="embed" xlink:actuate="onLoad" draw:mime-type="image/png">
              <text:p/>
            </draw:image>
          </draw:frame>
          <draw:frame draw:style-name="gr1" draw:text-style-name="P1" draw:layer="layout" svg:width="5.361cm" svg:height="4.443cm" svg:x="15.685cm" svg:y="5.197cm">
            <draw:image xlink:href="Pictures/100000010000015100000118F3F6910CC0E289EA.png" xlink:type="simple" xlink:show="embed" xlink:actuate="onLoad" draw:mime-type="image/png">
              <text:p/>
            </draw:image>
          </draw:frame>
        </draw:g>
        <draw:g>
          <draw:g>
            <draw:frame draw:style-name="gr1" draw:text-style-name="P1" draw:layer="layout" svg:width="5.267cm" svg:height="4.266cm" svg:x="5.25cm" svg:y="10.453cm">
              <draw:image xlink:href="Pictures/100000010000015100000118ECB38A664789D458.png" xlink:type="simple" xlink:show="embed" xlink:actuate="onLoad" draw:mime-type="image/png">
                <text:p/>
              </draw:image>
            </draw:frame>
            <draw:frame draw:style-name="gr1" draw:text-style-name="P1" draw:layer="layout" svg:width="5.218cm" svg:height="4.279cm" svg:x="0.032cm" svg:y="10.453cm">
              <draw:image xlink:href="Pictures/100000010000015100000118EE64852ABA6C0D8D.png" xlink:type="simple" xlink:show="embed" xlink:actuate="onLoad" draw:mime-type="image/png">
                <text:p/>
              </draw:image>
            </draw:frame>
            <draw:frame draw:style-name="gr1" draw:text-style-name="P1" draw:layer="layout" svg:width="5.297cm" svg:height="4.309cm" svg:x="10.517cm" svg:y="10.435cm">
              <draw:image xlink:href="Pictures/10000001000001510000011850E9F60B5D959D4B.png" xlink:type="simple" xlink:show="embed" xlink:actuate="onLoad" draw:mime-type="image/png">
                <text:p/>
              </draw:image>
            </draw:frame>
            <draw:frame draw:style-name="gr1" draw:text-style-name="P1" draw:layer="layout" svg:width="5.296cm" svg:height="4.309cm" svg:x="15.704cm" svg:y="10.435cm">
              <draw:image xlink:href="Pictures/100000010000015100000118727FC8C1BB4A1393.png" xlink:type="simple" xlink:show="embed" xlink:actuate="onLoad" draw:mime-type="image/png">
                <text:p/>
              </draw:image>
            </draw:frame>
          </draw:g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frame draw:style-name="gr1" draw:text-style-name="P1" draw:layer="layout" svg:width="5.259cm" svg:height="4.363cm" svg:x="0cm" svg:y="0.072cm">
            <draw:image xlink:href="Pictures/100000010000015100000118FED5DC8D0725DCDF.png" xlink:type="simple" xlink:show="embed" xlink:actuate="onLoad" draw:mime-type="image/png">
              <text:p/>
            </draw:image>
          </draw:frame>
          <draw:frame draw:style-name="gr1" draw:text-style-name="P1" draw:layer="layout" svg:width="5.261cm" svg:height="4.363cm" svg:x="5.259cm" svg:y="0.072cm">
            <draw:image xlink:href="Pictures/100000010000015100000118ED5471609280EADE.png" xlink:type="simple" xlink:show="embed" xlink:actuate="onLoad" draw:mime-type="image/png">
              <text:p/>
            </draw:image>
          </draw:frame>
          <draw:frame draw:style-name="gr1" draw:text-style-name="P1" draw:layer="layout" svg:width="5.214cm" svg:height="4.324cm" svg:x="10.52cm" svg:y="0.072cm">
            <draw:image xlink:href="Pictures/100000010000015100000118ABF9284D586C2696.png" xlink:type="simple" xlink:show="embed" xlink:actuate="onLoad" draw:mime-type="image/png">
              <text:p/>
            </draw:image>
          </draw:frame>
          <draw:frame draw:style-name="gr1" draw:text-style-name="P1" draw:layer="layout" svg:width="5.221cm" svg:height="4.33cm" svg:x="15.734cm" svg:y="0.105cm">
            <draw:image xlink:href="Pictures/100000010000015100000118A57DFE97BFBF2BF8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5.256cm" svg:height="4.358cm" svg:x="0.029cm" svg:y="5.232cm">
            <draw:image xlink:href="Pictures/1000000100000151000001188CB5B04E72E4AC59.png" xlink:type="simple" xlink:show="embed" xlink:actuate="onLoad" draw:mime-type="image/png">
              <text:p/>
            </draw:image>
          </draw:frame>
          <draw:frame draw:style-name="gr1" draw:text-style-name="P1" draw:layer="layout" svg:width="5.313cm" svg:height="4.405cm" svg:x="5.248cm" svg:y="5.196cm">
            <draw:image xlink:href="Pictures/1000000100000151000001181BF8968731125C74.png" xlink:type="simple" xlink:show="embed" xlink:actuate="onLoad" draw:mime-type="image/png">
              <text:p/>
            </draw:image>
          </draw:frame>
          <draw:frame draw:style-name="gr1" draw:text-style-name="P1" draw:layer="layout" svg:width="5.264cm" svg:height="4.363cm" svg:x="15.736cm" svg:y="5.235cm">
            <draw:image xlink:href="Pictures/100000010000015100000118F3F6910CC0E289EA.png" xlink:type="simple" xlink:show="embed" xlink:actuate="onLoad" draw:mime-type="image/png">
              <text:p/>
            </draw:image>
          </draw:frame>
          <draw:frame draw:style-name="gr1" draw:text-style-name="P1" draw:layer="layout" svg:width="5.233cm" svg:height="4.34cm" svg:x="10.523cm" svg:y="5.273cm">
            <draw:image xlink:href="Pictures/1000000100000151000001182BB93C92A29E0CE7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5.259cm" svg:height="4.369cm" svg:x="0cm" svg:y="0cm">
          <draw:image xlink:href="Pictures/1000000100000151000001181AED9F20BA056FE0.png" xlink:type="simple" xlink:show="embed" xlink:actuate="onLoad" draw:mime-type="image/png">
            <text:p/>
          </draw:image>
        </draw:frame>
        <draw:frame draw:style-name="gr1" draw:text-style-name="P1" draw:layer="layout" svg:width="5.261cm" svg:height="4.372cm" svg:x="5.259cm" svg:y="0cm">
          <draw:image xlink:href="Pictures/10000001000001510000011862D153C6072022CC.png" xlink:type="simple" xlink:show="embed" xlink:actuate="onLoad" draw:mime-type="image/png">
            <text:p/>
          </draw:image>
        </draw:frame>
        <draw:frame draw:style-name="gr1" draw:text-style-name="P1" draw:layer="layout" svg:width="5.291cm" svg:height="4.396cm" svg:x="10.52cm" svg:y="0cm">
          <draw:image xlink:href="Pictures/100000010000015100000118043DE3F64406B01A.png" xlink:type="simple" xlink:show="embed" xlink:actuate="onLoad" draw:mime-type="image/png">
            <text:p/>
          </draw:image>
        </draw:frame>
        <draw:frame draw:style-name="gr1" draw:text-style-name="P1" draw:layer="layout" svg:width="5.305cm" svg:height="4.407cm" svg:x="15.711cm" svg:y="0cm">
          <draw:image xlink:href="Pictures/100000010000015100000118B4C9299B1CA41D22.png" xlink:type="simple" xlink:show="embed" xlink:actuate="onLoad" draw:mime-type="image/png">
            <text:p/>
          </draw:image>
        </draw:frame>
        <draw:frame draw:style-name="gr1" draw:text-style-name="P1" draw:layer="layout" svg:width="5.275cm" svg:height="4.455cm" svg:x="5.248cm" svg:y="5.196cm">
          <draw:image xlink:href="Pictures/100000010000015100000118A93E9ED4C19C1F17.png" xlink:type="simple" xlink:show="embed" xlink:actuate="onLoad" draw:mime-type="image/png">
            <text:p/>
          </draw:image>
        </draw:frame>
        <draw:frame draw:style-name="gr1" draw:text-style-name="P1" draw:layer="layout" svg:width="5.264cm" svg:height="4.444cm" svg:x="15.736cm" svg:y="5.169cm">
          <draw:image xlink:href="Pictures/100000010000015100000118B9C5C6D1D4FB615B.png" xlink:type="simple" xlink:show="embed" xlink:actuate="onLoad" draw:mime-type="image/png">
            <text:p/>
          </draw:image>
        </draw:frame>
        <draw:frame draw:style-name="gr1" draw:text-style-name="P1" draw:layer="layout" svg:width="5.248cm" svg:height="4.472cm" svg:x="0cm" svg:y="5.179cm">
          <draw:image xlink:href="Pictures/10000001000001510000011863E8C0AD7D117B7B.png" xlink:type="simple" xlink:show="embed" xlink:actuate="onLoad" draw:mime-type="image/png">
            <text:p/>
          </draw:image>
        </draw:frame>
        <draw:frame draw:style-name="gr1" draw:text-style-name="P1" draw:layer="layout" svg:width="5.296cm" svg:height="4.478cm" svg:x="10.523cm" svg:y="5.169cm">
          <draw:image xlink:href="Pictures/1000000100000151000001189659EBCD96FC9CCD.png" xlink:type="simple" xlink:show="embed" xlink:actuate="onLoad" draw:mime-type="image/png">
            <text:p/>
          </draw:image>
        </draw:frame>
        <draw:frame draw:style-name="gr1" draw:text-style-name="P1" draw:layer="layout" svg:width="5.306cm" svg:height="4.243cm" svg:x="5.221cm" svg:y="10.447cm">
          <draw:image xlink:href="Pictures/100000010000015100000118B53482E4F328B5D7.png" xlink:type="simple" xlink:show="embed" xlink:actuate="onLoad" draw:mime-type="image/png">
            <text:p/>
          </draw:image>
        </draw:frame>
        <draw:frame draw:style-name="gr1" draw:text-style-name="P1" draw:layer="layout" svg:width="5.272cm" svg:height="4.248cm" svg:x="15.728cm" svg:y="10.462cm">
          <draw:image xlink:href="Pictures/1000000100000151000001187A229F86A14E9E4D.png" xlink:type="simple" xlink:show="embed" xlink:actuate="onLoad" draw:mime-type="image/png">
            <text:p/>
          </draw:image>
        </draw:frame>
        <draw:frame draw:style-name="gr1" draw:text-style-name="P1" draw:layer="layout" svg:width="5.181cm" svg:height="4.305cm" svg:x="0.04cm" svg:y="10.433cm">
          <draw:image xlink:href="Pictures/1000000100000151000001187235D6B96F14806A.png" xlink:type="simple" xlink:show="embed" xlink:actuate="onLoad" draw:mime-type="image/png">
            <text:p/>
          </draw:image>
        </draw:frame>
        <draw:frame draw:style-name="gr1" draw:text-style-name="P1" draw:layer="layout" svg:width="5.275cm" svg:height="4.257cm" svg:x="10.527cm" svg:y="10.462cm">
          <draw:image xlink:href="Pictures/10000001000001510000011810539EF1500A7D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24cm" fo:margin-bottom="0cm" fo:text-indent="0cm"/>
      <style:text-properties fo:font-size="2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2cm" fo:margin-bottom="0cm" fo:text-indent="0cm"/>
      <style:text-properties fo:font-size="19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1cm" fo:margin-bottom="0cm" fo:text-indent="0cm"/>
      <style:text-properties fo:font-size="1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cm" fo:margin-bottom="0cm" fo:text-indent="0cm"/>
      <style:text-properties fo:font-size="1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cm" fo:margin-bottom="0cm" fo:text-indent="0cm"/>
      <style:text-properties fo:font-size="1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cm" fo:margin-bottom="0cm" fo:text-indent="0cm"/>
      <style:text-properties fo:font-size="1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cm" fo:margin-bottom="0cm" fo:text-indent="0cm"/>
      <style:text-properties fo:font-size="1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cm" fo:margin-bottom="0cm" fo:text-indent="0cm"/>
      <style:text-properties fo:font-size="1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41cm" svg:x="1cm" svg:y="3.102cm"/>
      <draw:page-thumbnail draw:layer="backgroundobjects" svg:width="8.999cm" svg:height="6.341cm" svg:x="1cm" svg:y="11.678cm"/>
      <draw:page-thumbnail draw:layer="backgroundobjects" svg:width="8.999cm" svg:height="6.341cm" svg:x="1cm" svg:y="20.254cm"/>
      <draw:page-thumbnail draw:layer="backgroundobjects" svg:width="8.999cm" svg:height="6.341cm" svg:x="11cm" svg:y="3.102cm"/>
      <draw:page-thumbnail draw:layer="backgroundobjects" svg:width="8.999cm" svg:height="6.341cm" svg:x="11cm" svg:y="11.678cm"/>
      <draw:page-thumbnail draw:layer="backgroundobjects" svg:width="8.999cm" svg:height="6.341cm" svg:x="11cm" svg:y="20.254cm"/>
    </style:handout-master>
    <style:master-page style:name="Default" style:page-layout-name="PM1" draw:style-name="Mdp1">
      <draw:frame presentation:style-name="Default-title" draw:layer="backgroundobjects" svg:width="17.099cm" svg:height="2.136cm" svg:x="1.95cm" svg:y="1.511cm" presentation:class="title" presentation:placeholder="true">
        <draw:text-box/>
      </draw:frame>
      <draw:frame presentation:style-name="Default-outline1" draw:layer="backgroundobjects" svg:width="17.099cm" svg:height="7.424cm" svg:x="1.95cm" svg:y="3.994cm" presentation:class="outline" presentation:placeholder="true">
        <draw:text-box/>
      </draw:frame>
      <draw:frame presentation:style-name="Mpr1" draw:text-style-name="MP2" draw:layer="backgroundobjects" svg:width="4.426cm" svg:height="0.882cm" svg:x="1.95cm" svg:y="12.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0.882cm" svg:x="7.497cm" svg:y="12.6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0.882cm" svg:x="14.622cm" svg:y="12.6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8T14:51:08.275351013</meta:creation-date>
    <dc:date>2024-02-08T18:26:16.354128977</dc:date>
    <meta:editing-duration>PT16M47S</meta:editing-duration>
    <meta:editing-cycles>5</meta:editing-cycles>
    <meta:generator>LibreOffice/7.3.7.2$Linux_X86_64 LibreOffice_project/30$Build-2</meta:generator>
    <meta:document-statistic meta:object-count="63"/>
  </office:meta>
</office:document-meta>
</file>